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1:43:37.557194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23T11:51:26.081685487</dc:date>
    <meta:editing-duration>P2DT2H25M55S</meta:editing-duration>
    <meta:editing-cycles>41</meta:editing-cycles>
    <meta:generator>LibreOffice/24.2.7.2$Linux_X86_64 LibreOffice_project/420$Build-2</meta:generator>
    <meta:document-statistic meta:table-count="1" meta:cell-count="13514" meta:object-count="0"/>
  </office:meta>
</office:document-meta>
</file>